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cribe or Whatever</text:h>
      <text:p text:style-name="P1"/>
      <text:p text:style-name="P2">Allows a script to control the results of the player's selecting 'SCRIBE' on the Magic menu.</text:p>
      <text:p text:style-name="P2"/>
      <text:h text:style-name="Heading_20_1" text:outline-level="1">Parameters</text:h>
      <text:p text:style-name="Text_20_body"/>
      <text:p text:style-name="Text_20_body">Hook parameter [5] is initially empty. <text:s/>Set it to “Scribe” (case-insensitive) to cause the normal 'SCRIBE' action to take place.</text:p>
      <text:p text:style-name="Text_20_body"/>
      <text:h text:style-name="Heading_20_1" text:outline-level="1">Context</text:h>
      <text:p text:style-name="Text_20_body"/>
      <text:p text:style-name="Text_20_body">Character – The active character</text:p>
      <text:p text:style-name="Text_20_body">Class – The active character's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5:50.87</meta:creation-date>
    <dc:date>2010-12-01T10:39:21.08</dc:date>
    <dc:creator>Paul Stevens</dc:creator>
    <meta:editing-duration>PT00H03M39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7" meta:word-count="53" meta:character-count="323"/>
  </office:meta>
</office:document-meta>
</file>